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32d" officeooo:paragraph-rsid="0008932d"/>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8932d" officeooo:paragraph-rsid="0008932d"/>
    </style:style>
    <style:style style:name="P3" style:family="paragraph" style:parent-style-name="Standard">
      <style:text-properties style:text-underline-style="solid" style:text-underline-width="auto" style:text-underline-color="font-color" officeooo:rsid="000a7f73" officeooo:paragraph-rsid="000a7f73"/>
    </style:style>
    <style:style style:name="P4" style:family="paragraph" style:parent-style-name="Standard">
      <style:text-properties style:text-underline-style="none" officeooo:rsid="0008932d" officeooo:paragraph-rsid="001894ae"/>
    </style:style>
    <style:style style:name="P5" style:family="paragraph" style:parent-style-name="Standard">
      <style:text-properties style:text-underline-style="none" fo:font-weight="bold" officeooo:rsid="000bc52c" officeooo:paragraph-rsid="000bc52c" style:font-weight-asian="bold" style:font-weight-complex="bold"/>
    </style:style>
    <style:style style:name="P6" style:family="paragraph" style:parent-style-name="Standard">
      <style:text-properties style:text-underline-style="none" fo:font-weight="bold" officeooo:rsid="00196fb4" officeooo:paragraph-rsid="00196fb4" style:font-weight-asian="bold" style:font-weight-complex="bold"/>
    </style:style>
    <style:style style:name="P7" style:family="paragraph" style:parent-style-name="Standard">
      <style:text-properties style:text-underline-style="none" officeooo:rsid="000bc52c" officeooo:paragraph-rsid="000bc52c"/>
    </style:style>
    <style:style style:name="P8" style:family="paragraph" style:parent-style-name="Standard">
      <style:text-properties style:text-underline-style="none" officeooo:rsid="001395bf" officeooo:paragraph-rsid="0014b7a5"/>
    </style:style>
    <style:style style:name="P9" style:family="paragraph" style:parent-style-name="Standard">
      <style:text-properties style:text-underline-style="none" fo:font-weight="normal" officeooo:rsid="0014b7a5" officeooo:paragraph-rsid="0014b7a5" style:font-weight-asian="normal" style:font-weight-complex="normal"/>
    </style:style>
    <style:style style:name="P10" style:family="paragraph" style:parent-style-name="Standard">
      <style:text-properties style:text-underline-style="none" fo:font-weight="normal" officeooo:rsid="000a7f73" officeooo:paragraph-rsid="0014b7a5" style:font-weight-asian="normal" style:font-weight-complex="normal"/>
    </style:style>
    <style:style style:name="P11" style:family="paragraph" style:parent-style-name="Standard">
      <style:text-properties style:text-underline-style="none" fo:font-weight="normal" officeooo:rsid="001395bf" officeooo:paragraph-rsid="00196fb4" style:font-weight-asian="normal" style:font-weight-complex="normal"/>
    </style:style>
    <style:style style:name="P12" style:family="paragraph" style:parent-style-name="Standard">
      <style:text-properties style:text-underline-style="none" fo:font-weight="normal" officeooo:rsid="00196fb4" officeooo:paragraph-rsid="00196fb4" style:font-weight-asian="normal" style:font-weight-complex="normal"/>
    </style:style>
    <style:style style:name="P13" style:family="paragraph" style:parent-style-name="Standard">
      <style:text-properties fo:color="#111111" style:text-underline-style="none" fo:font-weight="normal" officeooo:rsid="0014b7a5" officeooo:paragraph-rsid="0014b7a5" style:font-weight-asian="normal" style:font-weight-complex="normal"/>
    </style:style>
    <style:style style:name="P14" style:family="paragraph" style:parent-style-name="Standard">
      <style:text-properties fo:color="#111111" style:text-underline-style="none" fo:font-weight="normal" officeooo:rsid="00160c27" officeooo:paragraph-rsid="00160c27" style:font-weight-asian="normal" style:font-weight-complex="normal"/>
    </style:style>
    <style:style style:name="P15" style:family="paragraph" style:parent-style-name="Standard" style:list-style-name="L1">
      <style:text-properties fo:color="#111111" style:text-underline-style="none" fo:font-weight="normal" officeooo:rsid="00160c27" officeooo:paragraph-rsid="0024bf0d" style:font-weight-asian="normal" style:font-weight-complex="normal"/>
    </style:style>
    <style:style style:name="P16" style:family="paragraph" style:parent-style-name="Standard" style:list-style-name="L1">
      <style:text-properties fo:color="#111111" style:text-underline-style="none" fo:font-weight="normal" officeooo:rsid="00160c27" officeooo:paragraph-rsid="002c3b33" style:font-weight-asian="normal" style:font-weight-complex="normal"/>
    </style:style>
    <style:style style:name="P17" style:family="paragraph" style:parent-style-name="Standard">
      <style:text-properties fo:color="#111111" style:text-underline-style="none" fo:font-weight="normal" officeooo:rsid="00196fb4" officeooo:paragraph-rsid="00196fb4" style:font-weight-asian="normal" style:font-weight-complex="normal"/>
    </style:style>
    <style:style style:name="P18" style:family="paragraph" style:parent-style-name="Standard" style:list-style-name="L4">
      <style:text-properties fo:color="#111111" style:text-underline-style="none" fo:font-weight="normal" officeooo:rsid="000bc52c" officeooo:paragraph-rsid="0032f48c" style:font-weight-asian="normal" style:font-weight-complex="normal"/>
    </style:style>
    <style:style style:name="P19" style:family="paragraph" style:parent-style-name="Standard">
      <style:text-properties fo:color="#111111" style:text-underline-style="none" fo:font-weight="normal" officeooo:rsid="000bc52c" officeooo:paragraph-rsid="0032f48c" style:font-weight-asian="normal" style:font-weight-complex="normal"/>
    </style:style>
    <style:style style:name="P20" style:family="paragraph" style:parent-style-name="Standard" style:list-style-name="L4">
      <style:text-properties fo:color="#111111" style:text-underline-style="none" fo:font-weight="normal" officeooo:rsid="003497e6" officeooo:paragraph-rsid="003497e6" style:font-weight-asian="normal" style:font-weight-complex="normal"/>
    </style:style>
    <style:style style:name="P21" style:family="paragraph" style:parent-style-name="Standard" style:list-style-name="L1">
      <style:text-properties fo:color="#111111" style:text-underline-style="none" fo:font-weight="bold" officeooo:rsid="00160c27" officeooo:paragraph-rsid="003242c7" style:font-weight-asian="bold" style:font-weight-complex="bold"/>
    </style:style>
    <style:style style:name="P22" style:family="paragraph" style:parent-style-name="Standard" style:list-style-name="L2">
      <style:text-properties fo:color="#111111" style:text-underline-style="none" officeooo:rsid="000a7f73" officeooo:paragraph-rsid="00230229"/>
    </style:style>
    <style:style style:name="P23" style:family="paragraph" style:parent-style-name="Standard" style:list-style-name="L1">
      <style:text-properties officeooo:paragraph-rsid="0024f770"/>
    </style:style>
    <style:style style:name="P24" style:family="paragraph" style:parent-style-name="Standard" style:list-style-name="L1">
      <style:text-properties style:text-underline-style="none" fo:font-weight="normal" officeooo:rsid="00160c27" officeooo:paragraph-rsid="00160c27" style:font-weight-asian="normal" style:font-weight-complex="normal"/>
    </style:style>
    <style:style style:name="P25" style:family="paragraph" style:parent-style-name="Standard" style:list-style-name="L1">
      <style:text-properties style:text-underline-style="none" fo:font-weight="normal" officeooo:rsid="00160c27" officeooo:paragraph-rsid="001803b7" style:font-weight-asian="normal" style:font-weight-complex="normal"/>
    </style:style>
    <style:style style:name="P26" style:family="paragraph" style:parent-style-name="Standard" style:list-style-name="L1">
      <style:text-properties style:text-underline-style="none" fo:font-weight="normal" officeooo:rsid="00160c27" officeooo:paragraph-rsid="0024bf0d" style:font-weight-asian="normal" style:font-weight-complex="normal"/>
    </style:style>
    <style:style style:name="P27" style:family="paragraph" style:parent-style-name="Standard" style:list-style-name="L1">
      <style:text-properties style:text-underline-style="none" fo:font-weight="normal" officeooo:rsid="00160c27" officeooo:paragraph-rsid="0024f770" style:font-weight-asian="normal" style:font-weight-complex="normal"/>
    </style:style>
    <style:style style:name="P28" style:family="paragraph" style:parent-style-name="Standard" style:list-style-name="L1">
      <style:text-properties style:text-underline-style="none" fo:font-weight="normal" officeooo:rsid="00160c27" officeooo:paragraph-rsid="002a67a2" style:font-weight-asian="normal" style:font-weight-complex="normal"/>
    </style:style>
    <style:style style:name="P29" style:family="paragraph" style:parent-style-name="Standard">
      <style:text-properties style:text-underline-style="none" fo:font-weight="normal" officeooo:rsid="0014b7a5" officeooo:paragraph-rsid="0014b7a5" style:font-weight-asian="normal" style:font-weight-complex="normal"/>
    </style:style>
    <style:style style:name="P30" style:family="paragraph" style:parent-style-name="Standard">
      <style:text-properties style:text-underline-style="none" fo:font-weight="normal" officeooo:rsid="00196fb4" officeooo:paragraph-rsid="00196fb4" style:font-weight-asian="normal" style:font-weight-complex="normal"/>
    </style:style>
    <style:style style:name="P31" style:family="paragraph" style:parent-style-name="Standard">
      <style:text-properties style:text-underline-style="none" fo:font-weight="normal" officeooo:rsid="0027e929" officeooo:paragraph-rsid="0027e929" style:font-weight-asian="normal" style:font-weight-complex="normal"/>
    </style:style>
    <style:style style:name="P32" style:family="paragraph" style:parent-style-name="Standard">
      <style:text-properties style:text-underline-style="none" fo:font-weight="normal" officeooo:rsid="000bc52c" officeooo:paragraph-rsid="0027e929" style:font-weight-asian="normal" style:font-weight-complex="normal"/>
    </style:style>
    <style:style style:name="P33" style:family="paragraph" style:parent-style-name="Standard">
      <style:text-properties style:text-underline-style="none" fo:font-weight="bold" officeooo:rsid="000bc52c" officeooo:paragraph-rsid="000bc52c" style:font-weight-asian="bold" style:font-weight-complex="bold"/>
    </style:style>
    <style:style style:name="P34" style:family="paragraph" style:parent-style-name="Standard">
      <style:text-properties style:text-underline-style="none" fo:font-weight="bold" officeooo:rsid="000bc52c" officeooo:paragraph-rsid="0027e929" style:font-weight-asian="bold" style:font-weight-complex="bold"/>
    </style:style>
    <style:style style:name="P35" style:family="paragraph" style:parent-style-name="Standard">
      <style:text-properties style:text-underline-style="none" fo:font-weight="bold" officeooo:rsid="0027e929" officeooo:paragraph-rsid="0027e929" style:font-weight-asian="bold" style:font-weight-complex="bold"/>
    </style:style>
    <style:style style:name="P36" style:family="paragraph" style:parent-style-name="Standard" style:list-style-name="L5">
      <style:text-properties style:text-underline-style="none" fo:font-weight="bold" officeooo:rsid="000a28c9" officeooo:paragraph-rsid="0034db75" style:font-weight-asian="bold" style:font-weight-complex="bold"/>
    </style:style>
    <style:style style:name="P37" style:family="paragraph" style:parent-style-name="Standard" style:list-style-name="L2">
      <style:text-properties style:text-underline-style="none" officeooo:rsid="000a7f73" officeooo:paragraph-rsid="000a7f73"/>
    </style:style>
    <style:style style:name="P38" style:family="paragraph" style:parent-style-name="Standard">
      <style:text-properties style:text-underline-style="none" officeooo:rsid="000a7f73" officeooo:paragraph-rsid="0024f770"/>
    </style:style>
    <style:style style:name="P39" style:family="paragraph" style:parent-style-name="Standard">
      <style:text-properties style:text-underline-style="none" officeooo:rsid="000bc52c" officeooo:paragraph-rsid="000bc52c"/>
    </style:style>
    <style:style style:name="P40" style:family="paragraph" style:parent-style-name="Standard">
      <style:text-properties style:text-underline-style="none" officeooo:rsid="000bc52c" officeooo:paragraph-rsid="0027e929"/>
    </style:style>
    <style:style style:name="P41" style:family="paragraph" style:parent-style-name="Standard" style:list-style-name="L3">
      <style:text-properties style:text-underline-style="none" officeooo:rsid="000a28c9" officeooo:paragraph-rsid="002a67a2"/>
    </style:style>
    <style:style style:name="P42" style:family="paragraph" style:parent-style-name="Standard">
      <style:text-properties style:text-underline-style="none" officeooo:rsid="000a28c9" officeooo:paragraph-rsid="0032f48c"/>
    </style:style>
    <style:style style:name="P43" style:family="paragraph" style:parent-style-name="Standard">
      <style:text-properties style:text-underline-style="none" officeooo:rsid="0009be96" officeooo:paragraph-rsid="0032f48c"/>
    </style:style>
    <style:style style:name="P44" style:family="paragraph" style:parent-style-name="Standard" style:list-style-name="L1">
      <style:text-properties style:text-underline-style="none" officeooo:rsid="00160c27" officeooo:paragraph-rsid="002a67a2"/>
    </style:style>
    <style:style style:name="P45" style:family="paragraph" style:parent-style-name="Standard">
      <style:text-properties fo:color="#ce181e" fo:font-size="10pt" style:text-underline-style="none" fo:font-weight="bold" officeooo:rsid="00160c27" officeooo:paragraph-rsid="001894ae" style:font-size-asian="10pt" style:font-weight-asian="bold" style:font-size-complex="10pt" style:font-weight-complex="bold"/>
    </style:style>
    <style:style style:name="P46" style:family="paragraph" style:parent-style-name="Standard">
      <style:text-properties style:text-underline-style="solid" style:text-underline-width="auto" style:text-underline-color="font-color" officeooo:rsid="000a28c9" officeooo:paragraph-rsid="0024cfd1"/>
    </style:style>
    <style:style style:name="P47" style:family="paragraph" style:parent-style-name="Standard">
      <style:text-properties style:text-underline-style="solid" style:text-underline-width="auto" style:text-underline-color="font-color" officeooo:rsid="000a28c9" officeooo:paragraph-rsid="0024f770"/>
    </style:style>
    <style:style style:name="P48" style:family="paragraph" style:parent-style-name="Standard">
      <style:text-properties style:text-underline-style="solid" style:text-underline-width="auto" style:text-underline-color="font-color" officeooo:rsid="000a28c9" officeooo:paragraph-rsid="0032f48c"/>
    </style:style>
    <style:style style:name="P49" style:family="paragraph" style:parent-style-name="Standard">
      <style:text-properties style:text-underline-style="solid" style:text-underline-width="auto" style:text-underline-color="font-color" fo:font-weight="normal" officeooo:rsid="000a28c9" officeooo:paragraph-rsid="001395bf" style:font-weight-asian="normal" style:font-weight-complex="normal"/>
    </style:style>
    <style:style style:name="P50" style:family="paragraph" style:parent-style-name="Standard">
      <style:text-properties style:text-underline-style="solid" style:text-underline-width="auto" style:text-underline-color="font-color" officeooo:rsid="000a7f73" officeooo:paragraph-rsid="000a7f73"/>
    </style:style>
    <style:style style:name="P51" style:family="paragraph" style:parent-style-name="Standard">
      <style:text-properties style:text-underline-style="solid" style:text-underline-width="auto" style:text-underline-color="font-color" officeooo:rsid="000a7f73" officeooo:paragraph-rsid="0024f770"/>
    </style:style>
    <style:style style:name="P52" style:family="paragraph" style:parent-style-name="Standard" style:list-style-name="L2">
      <style:text-properties officeooo:paragraph-rsid="0024cfd1"/>
    </style:style>
    <style:style style:name="P53" style:family="paragraph" style:parent-style-name="Standard">
      <style:text-properties fo:color="#ed1c24" officeooo:paragraph-rsid="0024cfd1"/>
    </style:style>
    <style:style style:name="P5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0a7f73" officeooo:paragraph-rsid="000a7f73"/>
    </style:style>
    <style:style style:name="P5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0a7f73" officeooo:paragraph-rsid="0024f770"/>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officeooo:rsid="000a7f73"/>
    </style:style>
    <style:style style:name="T3" style:family="text">
      <style:text-properties officeooo:rsid="000bc52c"/>
    </style:style>
    <style:style style:name="T4" style:family="text">
      <style:text-properties fo:color="#111111"/>
    </style:style>
    <style:style style:name="T5" style:family="text">
      <style:text-properties fo:color="#111111" style:text-underline-style="solid" style:text-underline-width="auto" style:text-underline-color="font-color" fo:font-weight="normal" style:font-weight-asian="normal" style:font-weight-complex="normal"/>
    </style:style>
    <style:style style:name="T6" style:family="text">
      <style:text-properties fo:color="#111111" style:text-underline-style="solid" style:text-underline-width="auto" style:text-underline-color="font-color" fo:font-weight="normal" officeooo:rsid="000bc52c" style:font-weight-asian="normal" style:font-weight-complex="normal"/>
    </style:style>
    <style:style style:name="T7" style:family="text">
      <style:text-properties fo:color="#111111" style:text-underline-style="solid" style:text-underline-width="auto" style:text-underline-color="font-color" fo:font-weight="normal" officeooo:rsid="0023054f" style:font-weight-asian="normal" style:font-weight-complex="normal"/>
    </style:style>
    <style:style style:name="T8" style:family="text">
      <style:text-properties fo:color="#111111" style:text-underline-style="solid" style:text-underline-width="auto" style:text-underline-color="font-color" fo:font-weight="normal" officeooo:rsid="001894ae" style:font-weight-asian="normal" style:font-weight-complex="normal"/>
    </style:style>
    <style:style style:name="T9" style:family="text">
      <style:text-properties fo:color="#111111" style:text-underline-style="solid" style:text-underline-width="auto" style:text-underline-color="font-color" fo:font-weight="normal" officeooo:rsid="001803b7" style:font-weight-asian="normal" style:font-weight-complex="normal"/>
    </style:style>
    <style:style style:name="T10" style:family="text">
      <style:text-properties fo:color="#111111" style:text-underline-style="solid" style:text-underline-width="auto" style:text-underline-color="font-color" fo:font-weight="normal" officeooo:rsid="0024f770" style:font-weight-asian="normal" style:font-weight-complex="normal"/>
    </style:style>
    <style:style style:name="T11" style:family="text">
      <style:text-properties fo:color="#111111" style:text-underline-style="solid" style:text-underline-width="auto" style:text-underline-color="font-color" fo:font-weight="normal" officeooo:rsid="00160c27" style:font-weight-asian="normal" style:font-weight-complex="normal"/>
    </style:style>
    <style:style style:name="T12" style:family="text">
      <style:text-properties fo:color="#111111" style:text-underline-style="solid" style:text-underline-width="auto" style:text-underline-color="font-color" fo:font-weight="normal" officeooo:rsid="0021bce4" style:font-weight-asian="normal" style:font-weight-complex="normal"/>
    </style:style>
    <style:style style:name="T13" style:family="text">
      <style:text-properties fo:color="#111111" style:text-underline-style="solid" style:text-underline-width="auto" style:text-underline-color="font-color" fo:font-weight="normal" officeooo:rsid="0027e929" style:font-weight-asian="normal" style:font-weight-complex="normal"/>
    </style:style>
    <style:style style:name="T14" style:family="text">
      <style:text-properties fo:color="#111111" style:text-underline-style="solid" style:text-underline-width="auto" style:text-underline-color="font-color" fo:font-weight="normal" officeooo:rsid="0034db75" style:font-weight-asian="normal" style:font-weight-complex="normal"/>
    </style:style>
    <style:style style:name="T15" style:family="text">
      <style:text-properties fo:color="#111111" style:text-underline-style="solid" style:text-underline-width="auto" style:text-underline-color="font-color" fo:font-weight="normal" officeooo:rsid="0035dc8b" style:font-weight-asian="normal" style:font-weight-complex="normal"/>
    </style:style>
    <style:style style:name="T16" style:family="text">
      <style:text-properties fo:color="#111111" style:text-underline-style="solid" style:text-underline-width="auto" style:text-underline-color="font-color" fo:font-weight="bold" officeooo:rsid="001803b7" style:font-weight-asian="bold" style:font-weight-complex="bold"/>
    </style:style>
    <style:style style:name="T17" style:family="text">
      <style:text-properties fo:color="#111111" style:text-underline-style="solid" style:text-underline-width="auto" style:text-underline-color="font-color" fo:font-weight="bold" officeooo:rsid="001894ae" style:font-weight-asian="bold" style:font-weight-complex="bold"/>
    </style:style>
    <style:style style:name="T18" style:family="text">
      <style:text-properties fo:color="#111111" style:text-underline-style="solid" style:text-underline-width="auto" style:text-underline-color="font-color" fo:font-weight="bold" officeooo:rsid="0021bce4" style:font-weight-asian="bold" style:font-weight-complex="bold"/>
    </style:style>
    <style:style style:name="T19" style:family="text">
      <style:text-properties fo:color="#111111" style:text-underline-style="solid" style:text-underline-width="auto" style:text-underline-color="font-color" fo:font-weight="bold" officeooo:rsid="0032f48c" style:font-weight-asian="bold" style:font-weight-complex="bold"/>
    </style:style>
    <style:style style:name="T20" style:family="text">
      <style:text-properties fo:color="#111111" style:text-underline-style="solid" style:text-underline-width="auto" style:text-underline-color="font-color" officeooo:rsid="000a28c9"/>
    </style:style>
    <style:style style:name="T21" style:family="text">
      <style:text-properties fo:color="#111111" style:text-underline-style="solid" style:text-underline-width="auto" style:text-underline-color="font-color" officeooo:rsid="00160c27"/>
    </style:style>
    <style:style style:name="T22" style:family="text">
      <style:text-properties fo:color="#111111" style:text-underline-style="solid" style:text-underline-width="auto" style:text-underline-color="font-color" officeooo:rsid="002d1a05"/>
    </style:style>
    <style:style style:name="T23" style:family="text">
      <style:text-properties fo:color="#111111" fo:font-size="15pt" fo:font-weight="bold" officeooo:rsid="0023054f" style:font-size-asian="15pt" style:font-weight-asian="bold" style:font-size-complex="15pt" style:font-weight-complex="bold"/>
    </style:style>
    <style:style style:name="T24" style:family="text">
      <style:text-properties fo:color="#111111" fo:font-size="12pt" fo:font-weight="bold" officeooo:rsid="0023054f" style:font-size-asian="12pt" style:font-weight-asian="bold" style:font-size-complex="12pt" style:font-weight-complex="bold"/>
    </style:style>
    <style:style style:name="T25" style:family="text">
      <style:text-properties fo:color="#111111" fo:font-size="12pt" fo:font-weight="bold" officeooo:rsid="000bc52c" style:font-size-asian="12pt" style:font-weight-asian="bold" style:font-size-complex="12pt" style:font-weight-complex="bold"/>
    </style:style>
    <style:style style:name="T26" style:family="text">
      <style:text-properties fo:color="#111111" fo:font-size="12pt" fo:font-weight="bold" officeooo:rsid="0039f6de" style:font-size-asian="12pt" style:font-weight-asian="bold" style:font-size-complex="12pt" style:font-weight-complex="bold"/>
    </style:style>
    <style:style style:name="T27" style:family="text">
      <style:text-properties fo:color="#111111" fo:font-size="12pt" officeooo:rsid="0039f6de" style:font-size-asian="12pt" style:font-size-complex="12pt"/>
    </style:style>
    <style:style style:name="T28" style:family="text">
      <style:text-properties fo:color="#111111" fo:font-weight="normal" style:font-weight-asian="normal" style:font-weight-complex="normal"/>
    </style:style>
    <style:style style:name="T29" style:family="text">
      <style:text-properties fo:color="#111111" fo:font-weight="normal" officeooo:rsid="002157b8" style:font-weight-asian="normal" style:font-weight-complex="normal"/>
    </style:style>
    <style:style style:name="T30" style:family="text">
      <style:text-properties fo:color="#111111" fo:font-weight="normal" officeooo:rsid="000bc52c" style:font-weight-asian="normal" style:font-weight-complex="normal"/>
    </style:style>
    <style:style style:name="T31" style:family="text">
      <style:text-properties fo:color="#111111" fo:font-weight="normal" officeooo:rsid="0023054f" style:font-weight-asian="normal" style:font-weight-complex="normal"/>
    </style:style>
    <style:style style:name="T32" style:family="text">
      <style:text-properties fo:color="#111111" fo:font-weight="normal" officeooo:rsid="000defaa" style:font-weight-asian="normal" style:font-weight-complex="normal"/>
    </style:style>
    <style:style style:name="T33" style:family="text">
      <style:text-properties fo:color="#111111" fo:font-weight="normal" officeooo:rsid="001803b7" style:font-weight-asian="normal" style:font-weight-complex="normal"/>
    </style:style>
    <style:style style:name="T34" style:family="text">
      <style:text-properties fo:color="#111111" fo:font-weight="normal" officeooo:rsid="001894ae" style:font-weight-asian="normal" style:font-weight-complex="normal"/>
    </style:style>
    <style:style style:name="T35" style:family="text">
      <style:text-properties fo:color="#111111" fo:font-weight="normal" officeooo:rsid="00160c27" style:font-weight-asian="normal" style:font-weight-complex="normal"/>
    </style:style>
    <style:style style:name="T36" style:family="text">
      <style:text-properties fo:color="#111111" fo:font-weight="normal" officeooo:rsid="0024f770" style:font-weight-asian="normal" style:font-weight-complex="normal"/>
    </style:style>
    <style:style style:name="T37" style:family="text">
      <style:text-properties fo:color="#111111" fo:font-weight="normal" officeooo:rsid="0021bce4" style:font-weight-asian="normal" style:font-weight-complex="normal"/>
    </style:style>
    <style:style style:name="T38" style:family="text">
      <style:text-properties fo:color="#111111" fo:font-weight="normal" officeooo:rsid="0027e929" style:font-weight-asian="normal" style:font-weight-complex="normal"/>
    </style:style>
    <style:style style:name="T39" style:family="text">
      <style:text-properties fo:color="#111111" fo:font-weight="normal" officeooo:rsid="002919d5" style:font-weight-asian="normal" style:font-weight-complex="normal"/>
    </style:style>
    <style:style style:name="T40" style:family="text">
      <style:text-properties fo:color="#111111" fo:font-weight="normal" officeooo:rsid="002a67a2" style:font-weight-asian="normal" style:font-weight-complex="normal"/>
    </style:style>
    <style:style style:name="T41" style:family="text">
      <style:text-properties fo:color="#111111" fo:font-weight="normal" officeooo:rsid="0024bf0d" style:font-weight-asian="normal" style:font-weight-complex="normal"/>
    </style:style>
    <style:style style:name="T42" style:family="text">
      <style:text-properties fo:color="#111111" fo:font-weight="normal" officeooo:rsid="003242c7" style:font-weight-asian="normal" style:font-weight-complex="normal"/>
    </style:style>
    <style:style style:name="T43" style:family="text">
      <style:text-properties fo:color="#111111" fo:font-weight="normal" officeooo:rsid="0032f48c" style:font-weight-asian="normal" style:font-weight-complex="normal"/>
    </style:style>
    <style:style style:name="T44" style:family="text">
      <style:text-properties fo:color="#111111" fo:font-weight="normal" officeooo:rsid="003497e6" style:font-weight-asian="normal" style:font-weight-complex="normal"/>
    </style:style>
    <style:style style:name="T45" style:family="text">
      <style:text-properties fo:color="#111111" fo:font-weight="normal" officeooo:rsid="00329497" style:font-weight-asian="normal" style:font-weight-complex="normal"/>
    </style:style>
    <style:style style:name="T46" style:family="text">
      <style:text-properties fo:color="#111111" fo:font-weight="normal" officeooo:rsid="0034db75" style:font-weight-asian="normal" style:font-weight-complex="normal"/>
    </style:style>
    <style:style style:name="T47" style:family="text">
      <style:text-properties fo:color="#111111" fo:font-weight="normal" officeooo:rsid="0035dc8b" style:font-weight-asian="normal" style:font-weight-complex="normal"/>
    </style:style>
    <style:style style:name="T48" style:family="text">
      <style:text-properties fo:color="#111111" fo:font-weight="normal" officeooo:rsid="0038abe2" style:font-weight-asian="normal" style:font-weight-complex="normal"/>
    </style:style>
    <style:style style:name="T49" style:family="text">
      <style:text-properties fo:color="#111111" fo:font-weight="bold" style:font-weight-asian="bold" style:font-weight-complex="bold"/>
    </style:style>
    <style:style style:name="T50" style:family="text">
      <style:text-properties fo:color="#111111" fo:font-weight="bold" officeooo:rsid="00160c27" style:font-weight-asian="bold" style:font-weight-complex="bold"/>
    </style:style>
    <style:style style:name="T51" style:family="text">
      <style:text-properties fo:color="#111111" fo:font-weight="bold" officeooo:rsid="001803b7" style:font-weight-asian="bold" style:font-weight-complex="bold"/>
    </style:style>
    <style:style style:name="T52" style:family="text">
      <style:text-properties fo:color="#111111" fo:font-weight="bold" officeooo:rsid="001894ae" style:font-weight-asian="bold" style:font-weight-complex="bold"/>
    </style:style>
    <style:style style:name="T53" style:family="text">
      <style:text-properties fo:color="#111111" fo:font-weight="bold" officeooo:rsid="001aabac" style:font-weight-asian="bold" style:font-weight-complex="bold"/>
    </style:style>
    <style:style style:name="T54" style:family="text">
      <style:text-properties fo:color="#111111" fo:font-weight="bold" officeooo:rsid="0024bf0d" style:font-weight-asian="bold" style:font-weight-complex="bold"/>
    </style:style>
    <style:style style:name="T55" style:family="text">
      <style:text-properties fo:color="#111111" fo:font-weight="bold" officeooo:rsid="0024cfd1" style:font-weight-asian="bold" style:font-weight-complex="bold"/>
    </style:style>
    <style:style style:name="T56" style:family="text">
      <style:text-properties fo:color="#111111" fo:font-weight="bold" officeooo:rsid="0024f770" style:font-weight-asian="bold" style:font-weight-complex="bold"/>
    </style:style>
    <style:style style:name="T57" style:family="text">
      <style:text-properties fo:color="#111111" fo:font-weight="bold" officeooo:rsid="0021bce4" style:font-weight-asian="bold" style:font-weight-complex="bold"/>
    </style:style>
    <style:style style:name="T58" style:family="text">
      <style:text-properties fo:color="#111111" fo:font-weight="bold" officeooo:rsid="002a67a2" style:font-weight-asian="bold" style:font-weight-complex="bold"/>
    </style:style>
    <style:style style:name="T59" style:family="text">
      <style:text-properties fo:color="#111111" fo:font-weight="bold" officeooo:rsid="002f0f5a" style:font-weight-asian="bold" style:font-weight-complex="bold"/>
    </style:style>
    <style:style style:name="T60" style:family="text">
      <style:text-properties fo:color="#111111" fo:font-weight="bold" officeooo:rsid="0032f48c" style:font-weight-asian="bold" style:font-weight-complex="bold"/>
    </style:style>
    <style:style style:name="T61" style:family="text">
      <style:text-properties fo:color="#111111" fo:font-weight="bold" officeooo:rsid="003497e6" style:font-weight-asian="bold" style:font-weight-complex="bold"/>
    </style:style>
    <style:style style:name="T62" style:family="text">
      <style:text-properties fo:color="#111111" fo:font-weight="bold" officeooo:rsid="0039f6de" style:font-weight-asian="bold" style:font-weight-complex="bold"/>
    </style:style>
    <style:style style:name="T63" style:family="text">
      <style:text-properties fo:color="#111111" officeooo:rsid="001395bf"/>
    </style:style>
    <style:style style:name="T64" style:family="text">
      <style:text-properties fo:color="#111111" officeooo:rsid="0023054f"/>
    </style:style>
    <style:style style:name="T65" style:family="text">
      <style:text-properties fo:color="#111111" officeooo:rsid="000bc52c"/>
    </style:style>
    <style:style style:name="T66" style:family="text">
      <style:text-properties fo:color="#111111" officeooo:rsid="000a28c9"/>
    </style:style>
    <style:style style:name="T67" style:family="text">
      <style:text-properties fo:color="#111111" officeooo:rsid="00160c27"/>
    </style:style>
    <style:style style:name="T68" style:family="text">
      <style:text-properties fo:color="#111111" officeooo:rsid="001803b7"/>
    </style:style>
    <style:style style:name="T69" style:family="text">
      <style:text-properties fo:color="#111111" officeooo:rsid="001aabac"/>
    </style:style>
    <style:style style:name="T70" style:family="text">
      <style:text-properties fo:color="#111111" officeooo:rsid="0021bce4"/>
    </style:style>
    <style:style style:name="T71" style:family="text">
      <style:text-properties fo:color="#111111" officeooo:rsid="0024bf0d"/>
    </style:style>
    <style:style style:name="T72" style:family="text">
      <style:text-properties fo:color="#111111" style:text-underline-style="none" officeooo:rsid="0024cfd1"/>
    </style:style>
    <style:style style:name="T73" style:family="text">
      <style:text-properties fo:color="#111111" style:text-underline-style="none" officeooo:rsid="0021bce4"/>
    </style:style>
    <style:style style:name="T74" style:family="text">
      <style:text-properties fo:color="#111111" style:text-underline-style="none" fo:font-weight="bold" officeooo:rsid="0024cfd1" style:font-weight-asian="bold" style:font-weight-complex="bold"/>
    </style:style>
    <style:style style:name="T75" style:family="text">
      <style:text-properties fo:color="#111111" style:text-underline-style="none" fo:font-weight="bold" officeooo:rsid="0021bce4" style:font-weight-asian="bold" style:font-weight-complex="bold"/>
    </style:style>
    <style:style style:name="T76" style:family="text">
      <style:text-properties fo:color="#111111" style:text-underline-style="none" fo:font-weight="bold" officeooo:rsid="00160c27" style:font-weight-asian="bold" style:font-weight-complex="bold"/>
    </style:style>
    <style:style style:name="T77" style:family="text">
      <style:text-properties fo:color="#111111" style:text-underline-style="none" fo:font-weight="bold" officeooo:rsid="0024f770" style:font-weight-asian="bold" style:font-weight-complex="bold"/>
    </style:style>
    <style:style style:name="T78" style:family="text">
      <style:text-properties fo:color="#111111" style:text-underline-style="none" fo:font-weight="bold" officeooo:rsid="0034db75" style:font-weight-asian="bold" style:font-weight-complex="bold"/>
    </style:style>
    <style:style style:name="T79" style:family="text">
      <style:text-properties fo:color="#111111" style:text-underline-style="none" fo:font-weight="normal" officeooo:rsid="0024cfd1" style:font-weight-asian="normal" style:font-weight-complex="normal"/>
    </style:style>
    <style:style style:name="T80" style:family="text">
      <style:text-properties fo:color="#111111" style:text-underline-style="none" fo:font-weight="normal" officeooo:rsid="0024bf0d" style:font-weight-asian="normal" style:font-weight-complex="normal"/>
    </style:style>
    <style:style style:name="T81" style:family="text">
      <style:text-properties fo:color="#111111" style:text-underline-style="none" fo:font-weight="normal" officeooo:rsid="0024f770" style:font-weight-asian="normal" style:font-weight-complex="normal"/>
    </style:style>
    <style:style style:name="T82" style:family="text">
      <style:text-properties fo:color="#111111" style:text-underline-style="none" fo:font-weight="normal" officeooo:rsid="002f17d5" style:font-weight-asian="normal" style:font-weight-complex="normal"/>
    </style:style>
    <style:style style:name="T83" style:family="text">
      <style:text-properties fo:color="#111111" style:text-underline-style="none" fo:font-weight="normal" officeooo:rsid="001bcee0" style:font-weight-asian="normal" style:font-weight-complex="normal"/>
    </style:style>
    <style:style style:name="T84" style:family="text">
      <style:text-properties fo:color="#111111" style:text-underline-style="none" fo:font-weight="normal" officeooo:rsid="003242c7" style:font-weight-asian="normal" style:font-weight-complex="normal"/>
    </style:style>
    <style:style style:name="T85" style:family="text">
      <style:text-properties fo:color="#111111" style:text-underline-style="none" officeooo:rsid="0024f770"/>
    </style:style>
    <style:style style:name="T86" style:family="text">
      <style:text-properties fo:color="#111111" officeooo:rsid="0024f770"/>
    </style:style>
    <style:style style:name="T87" style:family="text">
      <style:text-properties fo:color="#111111" officeooo:rsid="0027e929"/>
    </style:style>
    <style:style style:name="T88" style:family="text">
      <style:text-properties fo:color="#111111" officeooo:rsid="002919d5"/>
    </style:style>
    <style:style style:name="T89" style:family="text">
      <style:text-properties fo:color="#111111" officeooo:rsid="002d1a05"/>
    </style:style>
    <style:style style:name="T90" style:family="text">
      <style:text-properties fo:color="#111111" officeooo:rsid="003497e6"/>
    </style:style>
    <style:style style:name="T91" style:family="text">
      <style:text-properties fo:color="#111111" officeooo:rsid="0034db75"/>
    </style:style>
    <style:style style:name="T92" style:family="text">
      <style:text-properties fo:color="#111111" officeooo:rsid="0039f6de"/>
    </style:style>
    <style:style style:name="T93" style:family="text">
      <style:text-properties fo:color="#111111" fo:font-size="11pt" officeooo:rsid="0039f6de" style:font-size-asian="11pt" style:font-size-complex="11pt"/>
    </style:style>
    <style:style style:name="T94" style:family="text">
      <style:text-properties fo:color="#111111" fo:font-size="11pt" fo:font-weight="bold" officeooo:rsid="0039f6de" style:font-size-asian="11pt" style:font-weight-asian="bold" style:font-size-complex="11pt" style:font-weight-complex="bold"/>
    </style:style>
    <style:style style:name="T95" style:family="text">
      <style:text-properties fo:color="#111111" fo:font-size="10.5pt" officeooo:rsid="0039f6de" style:font-size-asian="10.5pt" style:font-size-complex="10.5pt"/>
    </style:style>
    <style:style style:name="T96" style:family="text">
      <style:text-properties fo:color="#111111" fo:font-size="10.5pt" fo:font-weight="bold" officeooo:rsid="0039f6de" style:font-size-asian="10.5pt" style:font-weight-asian="bold" style:font-size-complex="10.5pt" style:font-weight-complex="bold"/>
    </style:style>
    <style:style style:name="T97" style:family="text">
      <style:text-properties fo:font-weight="normal" style:font-weight-asian="normal" style:font-weight-complex="normal"/>
    </style:style>
    <style:style style:name="T98" style:family="text">
      <style:text-properties fo:font-weight="normal" officeooo:rsid="001bcee0" style:font-weight-asian="normal" style:font-weight-complex="normal"/>
    </style:style>
    <style:style style:name="T99" style:family="text">
      <style:text-properties fo:font-weight="normal" officeooo:rsid="0024bf0d" style:font-weight-asian="normal" style:font-weight-complex="normal"/>
    </style:style>
    <style:style style:name="T100" style:family="text">
      <style:text-properties fo:font-weight="normal" officeooo:rsid="002c3b33" style:font-weight-asian="normal" style:font-weight-complex="normal"/>
    </style:style>
    <style:style style:name="T101" style:family="text">
      <style:text-properties fo:font-weight="normal" officeooo:rsid="003242c7" style:font-weight-asian="normal" style:font-weight-complex="normal"/>
    </style:style>
    <style:style style:name="T102" style:family="text">
      <style:text-properties fo:font-weight="normal" officeooo:rsid="0030c448" style:font-weight-asian="normal" style:font-weight-complex="normal"/>
    </style:style>
    <style:style style:name="T103" style:family="text">
      <style:text-properties fo:font-weight="normal" officeooo:rsid="0038abe2" style:font-weight-asian="normal" style:font-weight-complex="normal"/>
    </style:style>
    <style:style style:name="T104" style:family="text">
      <style:text-properties fo:font-weight="bold" style:font-weight-asian="bold" style:font-weight-complex="bold"/>
    </style:style>
    <style:style style:name="T105" style:family="text">
      <style:text-properties fo:font-weight="bold" officeooo:rsid="000a7f73" style:font-weight-asian="bold" style:font-weight-complex="bold"/>
    </style:style>
    <style:style style:name="T106" style:family="text">
      <style:text-properties fo:font-weight="bold" officeooo:rsid="001ec369" style:font-weight-asian="bold" style:font-weight-complex="bold"/>
    </style:style>
    <style:style style:name="T107" style:family="text">
      <style:text-properties fo:font-weight="bold" officeooo:rsid="00230229" style:font-weight-asian="bold" style:font-weight-complex="bold"/>
    </style:style>
    <style:style style:name="T108" style:family="text">
      <style:text-properties fo:font-weight="bold" officeooo:rsid="0024bf0d" style:font-weight-asian="bold" style:font-weight-complex="bold"/>
    </style:style>
    <style:style style:name="T109" style:family="text">
      <style:text-properties fo:font-weight="bold" officeooo:rsid="00329497" style:font-weight-asian="bold" style:font-weight-complex="bold"/>
    </style:style>
    <style:style style:name="T110" style:family="text">
      <style:text-properties fo:font-weight="bold" officeooo:rsid="0034db75" style:font-weight-asian="bold" style:font-weight-complex="bold"/>
    </style:style>
    <style:style style:name="T111" style:family="text">
      <style:text-properties officeooo:rsid="0011e4ce"/>
    </style:style>
    <style:style style:name="T112" style:family="text">
      <style:text-properties officeooo:rsid="001395bf"/>
    </style:style>
    <style:style style:name="T113" style:family="text">
      <style:text-properties fo:color="#ce181e" style:text-underline-style="none" fo:font-weight="normal" officeooo:rsid="0024f770" style:font-weight-asian="normal" style:font-weight-complex="normal"/>
    </style:style>
    <style:style style:name="T114" style:family="text">
      <style:text-properties officeooo:rsid="001aabac"/>
    </style:style>
    <style:style style:name="T115" style:family="text">
      <style:text-properties officeooo:rsid="001ec369"/>
    </style:style>
    <style:style style:name="T116" style:family="text">
      <style:text-properties officeooo:rsid="001fc07f"/>
    </style:style>
    <style:style style:name="T117" style:family="text">
      <style:text-properties style:text-underline-style="none" officeooo:rsid="0024f770"/>
    </style:style>
    <style:style style:name="T118" style:family="text">
      <style:text-properties style:text-underline-style="none" officeooo:rsid="0026ce19"/>
    </style:style>
    <style:style style:name="T119" style:family="text">
      <style:text-properties style:text-underline-style="none" officeooo:rsid="002919d5"/>
    </style:style>
    <style:style style:name="T120" style:family="text">
      <style:text-properties officeooo:rsid="0024bf0d"/>
    </style:style>
    <style:style style:name="T121" style:family="text">
      <style:text-properties officeooo:rsid="0024cfd1"/>
    </style:style>
    <style:style style:name="T122" style:family="text">
      <style:text-properties officeooo:rsid="0027e929"/>
    </style:style>
    <style:style style:name="T123" style:family="text">
      <style:text-properties officeooo:rsid="002c3b33"/>
    </style:style>
    <style:style style:name="T124" style:family="text">
      <style:text-properties officeooo:rsid="003294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cenario<text:span text:style-name="T3">s</text:span> de prueba API-TweetMaster:</text:p>
      <text:p text:style-name="P7"/>
      <text:p text:style-name="P7">1-Asegurarse de que se tienen <text:span text:style-name="T111">instalados </text:span>todos los requerimientos <text:span text:style-name="T112">en el entorno virtual (recomendable su utilización)</text:span>:</text:p>
      <text:p text:style-name="P5">→<text:span text:style-name="T114"> </text:span>pip3 install -r requirements.txt</text:p>
      <text:p text:style-name="P5"/>
      <text:p text:style-name="P31">2-Ir <text:s/>DataBaseConnector/configtables.py y modificar la linea 9 dependiendo del usuario y pass de su BD en MySQL</text:p>
      <text:p text:style-name="P35">→ engine = create_engine("mysql+pymysql://root:<text:a xlink:type="simple" xlink:href="mailto:4236@localhost" text:style-name="Internet_20_link" text:visited-style-name="Visited_20_Internet_20_Link">4236@localhost</text:a>:3306/BDTweetMaster?charset=utf8",echo=True)</text:p>
      <text:p text:style-name="P5"/>
      <text:p text:style-name="P4"><text:span text:style-name="T122">3</text:span>-<text:span text:style-name="T2">Ahora vamos a probar nuestra API mediante </text:span><text:span text:style-name="T105">POSTMAN</text:span><text:span text:style-name="T2">. Para esto, primero </text:span><text:span text:style-name="T29">iniciamos los servidores: (start_fetcher, start_reporter y start_manager). </text:span><text:span text:style-name="T30">D</text:span><text:span text:style-name="T31">e</text:span><text:span text:style-name="T30">be</text:span><text:span text:style-name="T31">mos que abrir 3 ventanas de comandos distintas en la ubicación de nuestro root de la API-</text:span><text:span text:style-name="T30">TweetMaster </text:span><text:span text:style-name="T32">[Sin el entorno virtual activado]</text:span><text:span text:style-name="T31">. </text:span><text:span text:style-name="T6">Y en cada ventana poner:</text:span><text:span text:style-name="T30"> </text:span><text:span text:style-name="T23"><text:s/></text:span><text:span text:style-name="T24">./start_fetcher <text:s text:c="2"/></text:span><text:span text:style-name="T25">| <text:s/></text:span><text:span text:style-name="T24"><text:s/>./start_manager <text:s text:c="3"/></text:span><text:span text:style-name="T25">| <text:s text:c="3"/></text:span><text:span text:style-name="T24">./start_reporter</text:span></text:p>
      <text:p text:style-name="P45"/>
      <text:p text:style-name="P10"><text:span text:style-name="T87">4</text:span><text:span text:style-name="T4">-</text:span><text:span text:style-name="T67">Vamos</text:span><text:span text:style-name="T66"> a POSTMAN </text:span><text:span text:style-name="T92">e importamos la colección</text:span><text:span text:style-name="T27"> </text:span><text:span text:style-name="T26">“RequestsAPITWEETMASTER.postman_collection.json</text:span><text:span text:style-name="T27">“ </text:span><text:span text:style-name="T92">ubicado en el root de la API. Primero vamos a </text:span><text:span text:style-name="T67">probar los </text:span><text:span text:style-name="T50">POST Campaign</text:span><text:span text:style-name="T67"> </text:span><text:span text:style-name="T66">(</text:span><text:span text:style-name="T20">al </text:span><text:span text:style-name="T21">postear/</text:span><text:span text:style-name="T20">insertar una campaña automáticamente se creará la BD con las tablas Campaign y Tweet</text:span><text:span text:style-name="T66">):</text:span><text:span text:style-name="T67"> </text:span></text:p>
      <text:p text:style-name="P14"><text:tab/></text:p>
      <text:list xml:id="list4157656473" text:style-name="L1">
        <text:list-item>
          <text:p text:style-name="P24"><text:span text:style-name="T4">Probamos el </text:span><text:span text:style-name="T49">1-POST Campaign NO esta en curso <text:s/></text:span><text:span text:style-name="T4">(nos devolverá un 201 indicando que la campaña se creó). </text:span></text:p>
        </text:list-item>
        <text:list-item>
          <text:p text:style-name="P24"><text:span text:style-name="T4">Luego el </text:span><text:span text:style-name="T49">2-POST Campaign EN curso <text:s text:c="2"/></text:span><text:span text:style-name="T4">(nos devolverá un 201 indicando que la campaña se creó). </text:span></text:p>
        </text:list-item>
        <text:list-item>
          <text:p text:style-name="P24"><text:span text:style-name="T4">Y por último</text:span><text:span text:style-name="T49"> </text:span><text:span text:style-name="T4">el</text:span><text:span text:style-name="T49"> 3-POST Campaign sin StartDate </text:span><text:span text:style-name="T61">(</text:span><text:span text:style-name="T4">nos devolverá un 412 ya que falta un parámetro</text:span><text:span text:style-name="T90">).</text:span></text:p>
        </text:list-item>
      </text:list>
      <text:p text:style-name="P13"/>
      <text:p text:style-name="P11"><text:span text:style-name="T87">5</text:span><text:span text:style-name="T4">-</text:span><text:span text:style-name="T67">Ahora </text:span><text:span text:style-name="T50">probamos que se traigan los tweets de las Campañas activas </text:span><text:span text:style-name="T67">ejecutando el scheduler que llamará cada 2 minutos al Manager para obtener los </text:span></text:p>
      <text:p text:style-name="P12"><text:span text:style-name="T67">P</text:span><text:span text:style-name="T4">ara esto en la consola nos ubicamos en PDI-TweetMaster/Scheduler y ejecutamos:</text:span></text:p>
      <text:p text:style-name="P6"><text:span text:style-name="T4">→</text:span><text:span text:style-name="T69"> </text:span><text:span text:style-name="T4">python3 easySchedule.py</text:span></text:p>
      <text:p text:style-name="P17"/>
      <text:p text:style-name="P12"><text:span text:style-name="T4">[De esta manera buscará cada 2 minutos y agregará a la BD todos los tweets de las campañas activas. Si el tweet ya está en la BD simplemente no lo ingresa. Como la 1er campaña ya finalizó no traerá nada, en cambio si trae los tweets de la 2da campaña]</text:span></text:p>
      <text:p text:style-name="P9"><text:span text:style-name="T70"/></text:p>
      <text:p text:style-name="P9"><text:span text:style-name="T87">6-</text:span><text:span text:style-name="T67">Ahora vamos a probar <text:s/></text:span><text:span text:style-name="T68">en </text:span><text:span text:style-name="T51">POSTMAN</text:span><text:span text:style-name="T68"> </text:span><text:span text:style-name="T67">los </text:span><text:span text:style-name="T50">DELETE, </text:span><text:span text:style-name="T55">GET y PATCH</text:span><text:span text:style-name="T50"> Campaign </text:span><text:span text:style-name="T60">y los GET Reporter (Raw y JSON)</text:span><text:span text:style-name="T50">: </text:span><text:span text:style-name="T68">Para esto </text:span><text:span text:style-name="T89">primero </text:span><text:span text:style-name="T22">damos por finalizado el easySchedule (ctrl+z)</text:span><text:span text:style-name="T89"> y ahora nos ubicamos </text:span><text:span text:style-name="T68">e</text:span><text:span text:style-name="T63">n la ubicación de</text:span><text:span text:style-name="T64"> nuestro root de la API-</text:span><text:span text:style-name="T65">TweetMaster </text:span><text:span text:style-name="T63">ejecutamos el siguiente Script para</text:span><text:span text:style-name="T4"> insertar 10 Campañas y 10 Tweets para hacer </text:span><text:span text:style-name="T86">las pruebas</text:span><text:span text:style-name="T63">. </text:span><text:span text:style-name="T68">Estas campañas contemplan todos los casos: hay campañas que no empezaron, campañas activas con tweets y <text:s/>campañas activas sin tweets.</text:span></text:p>
      <text:p text:style-name="P8"><text:span text:style-name="T49">→</text:span><text:span text:style-name="T53"> </text:span><text:span text:style-name="T49">python3 </text:span><text:span text:style-name="T105">Script</text:span><text:span text:style-name="T104">Inserts</text:span><text:span text:style-name="T105">BD.py</text:span></text:p>
      <text:p text:style-name="P49"><text:span text:style-name="T85"/></text:p>
      <text:p text:style-name="P46"><text:span text:style-name="T38">7</text:span><text:span text:style-name="T33">-</text:span><text:span text:style-name="T35">Vamos</text:span><text:span text:style-name="T37"> a </text:span><text:span text:style-name="T57">POSTMAN</text:span><text:span text:style-name="T37"> </text:span><text:span text:style-name="T35">y probarmos los </text:span><text:span text:style-name="T55">GET</text:span><text:span text:style-name="T50"> Campaign</text:span><text:span text:style-name="T35">:</text:span></text:p>
      <text:list xml:id="list202042102421032" text:continue-numbering="true" text:style-name="L1">
        <text:list-item>
          <text:p text:style-name="P27"><text:span text:style-name="T4">Probamos el </text:span><text:span text:style-name="T49">13-GET Campaign </text:span><text:span text:style-name="T59">1</text:span><text:span text:style-name="T49"> <text:s/></text:span><text:span text:style-name="T4">(nos devolverá un 20</text:span><text:span text:style-name="T87">0</text:span><text:span text:style-name="T4"> indicando que la campaña se </text:span><text:span text:style-name="T87">devolvió exitosamente; y en el body response obtendremos dicha campaña</text:span><text:span text:style-name="T4">). </text:span></text:p>
        </text:list-item>
        <text:list-item>
          <text:p text:style-name="P28"><text:span text:style-name="T4">Probamos el </text:span><text:span text:style-name="T49">14-GET </text:span><text:span text:style-name="T60">Campaign</text:span><text:span text:style-name="T49"> </text:span><text:span text:style-name="T60">30</text:span><text:span text:style-name="T49"> NO existente <text:s text:c="2"/></text:span><text:span text:style-name="T4">(nos devolverá un </text:span><text:span text:style-name="T88">404</text:span><text:span text:style-name="T4"> indicando que la campaña </text:span><text:span text:style-name="T88">no existe</text:span><text:span text:style-name="T4">). </text:span></text:p>
        </text:list-item>
        <text:list-item>
          <text:p text:style-name="P44"><text:span text:style-name="T28">Probamos el</text:span><text:span text:style-name="T53"> 15-GET Campaigns ID no especificado </text:span><text:span text:style-name="T28">(nos devolverá un </text:span><text:span text:style-name="T39">404</text:span><text:span text:style-name="T28"> indicando que </text:span><text:span text:style-name="T40">no se especificó el ID</text:span><text:span text:style-name="T28">). </text:span></text:p>
        </text:list-item>
      </text:list>
      <text:p text:style-name="P47"><text:soft-page-break/><text:span text:style-name="T38"/></text:p>
      <text:p text:style-name="P48"><text:span text:style-name="T43">8</text:span><text:span text:style-name="T33">-</text:span><text:span text:style-name="T34"> </text:span><text:span text:style-name="T35">Vamos</text:span><text:span text:style-name="T37"> a </text:span><text:span text:style-name="T57">POSTMAN</text:span><text:span text:style-name="T37"> </text:span><text:span text:style-name="T35">y probarmos </text:span><text:span text:style-name="T36">los</text:span><text:span text:style-name="T51"> </text:span><text:span text:style-name="T60">GET </text:span><text:span text:style-name="T52">Reporter Raw</text:span><text:span text:style-name="T51">:</text:span></text:p>
      <text:list xml:id="list1586074968" text:style-name="L4">
        <text:list-item>
          <text:p text:style-name="P18"><text:span text:style-name="T120">Probamos el </text:span><text:span text:style-name="T104">16.1-Reporter RAW Campaign </text:span><text:span text:style-name="T109">30 </text:span><text:span text:style-name="T104">NO existente </text:span><text:span text:style-name="T124">(nos devuelve un 404 indicando que la Campaña no existe). </text:span></text:p>
        </text:list-item>
        <text:list-item>
          <text:p text:style-name="P18"><text:span text:style-name="T120">Probamos el </text:span><text:span text:style-name="T104">16.</text:span><text:span text:style-name="T109">2</text:span><text:span text:style-name="T104">-Reporter RAW Campaign </text:span><text:span text:style-name="T110">9</text:span><text:span text:style-name="T104"> </text:span><text:span text:style-name="T109">En curso</text:span><text:span text:style-name="T124"> (nos devuelve un 412 indicando que la campaña todavía está en curso). </text:span></text:p>
        </text:list-item>
        <text:list-item>
          <text:p text:style-name="P20"><text:span text:style-name="T120">Probamos el </text:span><text:span text:style-name="T108">16.</text:span><text:span text:style-name="T110">3</text:span><text:span text:style-name="T108">-Reporter RAW Campaign </text:span><text:span text:style-name="T104">5 Finalizada y Con Tweets </text:span><text:span text:style-name="T124">(nos devuelve 200 OK y el </text:span>reporte en crudo de la Campaign 5<text:span text:style-name="T124">). </text:span></text:p>
        </text:list-item>
      </text:list>
      <text:p text:style-name="P19"/>
      <text:p text:style-name="P42"><text:span text:style-name="T14">9</text:span><text:span text:style-name="T9">-</text:span><text:span text:style-name="T8"> </text:span><text:span text:style-name="T11">Vamos</text:span><text:span text:style-name="T12"> a </text:span><text:span text:style-name="T18">POSTMAN</text:span><text:span text:style-name="T12"> </text:span><text:span text:style-name="T11">y probarmos los</text:span><text:span text:style-name="T16"> </text:span><text:span text:style-name="T19">GET </text:span><text:span text:style-name="T17">Reporter JSON</text:span><text:span text:style-name="T16">:</text:span></text:p>
      <text:list xml:id="list518064491" text:style-name="L5">
        <text:list-item>
          <text:p text:style-name="P36"><text:span text:style-name="T68">17.</text:span><text:span text:style-name="T91">1</text:span><text:span text:style-name="T68">-Reporter JSON Campaign 30 no existente </text:span><text:span text:style-name="T45">(nos devuelve un 404 indicando que la Campaña no existe). </text:span></text:p>
        </text:list-item>
        <text:list-item>
          <text:p text:style-name="P36"><text:span text:style-name="T68">1</text:span><text:span text:style-name="T91">7.2</text:span><text:span text:style-name="T68">-Reporter JSON Campaign 9 Existente y en curso </text:span><text:span text:style-name="T45">(nos devuelve un 412 indicando que la campaña todavía está en curso). </text:span></text:p>
        </text:list-item>
        <text:list-item>
          <text:p text:style-name="P36"><text:span text:style-name="T68">1</text:span><text:span text:style-name="T91">7.3</text:span><text:span text:style-name="T68">-Reporter JSON Campaign </text:span><text:span text:style-name="T91">5</text:span><text:span text:style-name="T68"> </text:span><text:span text:style-name="T91">Finalizada y Con Tweets </text:span><text:span text:style-name="T45">(nos devuelve </text:span><text:span text:style-name="T46">200 OK y </text:span><text:span text:style-name="T44">el reporte e</text:span><text:span text:style-name="T46">n resumen JSON</text:span><text:span text:style-name="T44"> de la Campaign 5</text:span><text:span text:style-name="T45">). </text:span></text:p>
        </text:list-item>
      </text:list>
      <text:p text:style-name="P43"><text:span text:style-name="T38"/></text:p>
      <text:p text:style-name="P47"><text:span text:style-name="T46">10</text:span><text:span text:style-name="T33">-</text:span><text:span text:style-name="T35">Vamos</text:span><text:span text:style-name="T37"> a POSTMAN </text:span><text:span text:style-name="T35">y probarmos los </text:span><text:span text:style-name="T56">DELETE</text:span><text:span text:style-name="T50"> Campaign</text:span><text:span text:style-name="T35">:</text:span></text:p>
      <text:list xml:id="list202042502795315" text:continue-list="list202042102421032" text:style-name="L1">
        <text:list-item>
          <text:p text:style-name="P25"><text:span text:style-name="T4">Probamos el </text:span><text:span text:style-name="T49">7.</text:span><text:span text:style-name="T54">1</text:span><text:span text:style-name="T49">-DELETE Campaign por idC <text:s/></text:span><text:span text:style-name="T4">(nos devolverá</text:span><text:span text:style-name="T69"> </text:span><text:span text:style-name="T71">un 200 OK ya que la campaña que queremos eliminar, la 1, NO está activa, entonces se eliminó).</text:span></text:p>
        </text:list-item>
        <text:list-item>
          <text:p text:style-name="P26"><text:span text:style-name="T71">Probamos el </text:span><text:span text:style-name="T54">7.2-DELETE Campaign por idC <text:s/></text:span><text:span text:style-name="T71">(nos devolverá</text:span><text:span text:style-name="T69"> </text:span><text:span text:style-name="T71">un 412 ya que la campaña que queremos eliminar, la 3, está activa).</text:span></text:p>
        </text:list-item>
        <text:list-item>
          <text:p text:style-name="P15"><text:span text:style-name="T120">Probamos el </text:span><text:span text:style-name="T104">8-DELETE Campaign por email <text:s/></text:span>(<text:span text:style-name="T123">nos devuelve un 200 OK de que se eliminó la campaign 7 con el email “finalizada@gmail.com")</text:span></text:p>
        </text:list-item>
        <text:list-item>
          <text:p text:style-name="P16"><text:span text:style-name="T120">Probamos el </text:span><text:span text:style-name="T104">9-</text:span>D<text:span text:style-name="T104">ELETE Campaign en curso por email </text:span><text:span text:style-name="T123">(nos devolverá un 412 ya que la campaña que queremos eliminar, la 3, está activa).</text:span></text:p>
        </text:list-item>
        <text:list-item>
          <text:p text:style-name="P21"><text:span text:style-name="T99">Probamos el </text:span>10-DELETE Campaign multiple por email <text:span text:style-name="T98">(</text:span><text:span text:style-name="T100">nos devuelve un 200 OK de que se elimin</text:span><text:span text:style-name="T101">aron las campaigns con</text:span><text:span text:style-name="T100"> </text:span><text:span text:style-name="T102">id 5 </text:span><text:span text:style-name="T101">e</text:span><text:span text:style-name="T102"> </text:span><text:span text:style-name="T101">id</text:span><text:span text:style-name="T102">10 </text:span><text:span text:style-name="T101">y sus tweets asociados)</text:span><text:span text:style-name="T102"> .</text:span></text:p>
        </text:list-item>
        <text:list-item>
          <text:p text:style-name="P21"><text:span text:style-name="T99">Probamos el </text:span>11-DELETE Campaign multiple activas <text:span text:style-name="T100">(nos devolverá un 412 ya que la</text:span><text:span text:style-name="T101">s</text:span><text:span text:style-name="T100"> campaña</text:span><text:span text:style-name="T101">s</text:span><text:span text:style-name="T100"> que queremos eliminar está</text:span><text:span text:style-name="T101">n</text:span><text:span text:style-name="T100"> activa</text:span><text:span text:style-name="T101">s</text:span><text:span text:style-name="T98">)</text:span></text:p>
        </text:list-item>
        <text:list-item>
          <text:p text:style-name="P23"><text:span text:style-name="T80">Probamos el </text:span><text:span text:style-name="T76">12-DELETE Campaign multiple mezclado </text:span><text:span text:style-name="T83">(</text:span><text:span text:style-name="T80">“mezclado@gmail.com” tiene campañas inactivas y activas. A</text:span><text:span text:style-name="T81">l mandar este request sólo se elimina la campaña inactiva - </text:span><text:span text:style-name="T82">id 11-</text:span><text:span text:style-name="T81">, la activa – </text:span><text:span text:style-name="T82">id 12 –</text:span><text:span text:style-name="T81"> no </text:span><text:span text:style-name="T84">se elimina</text:span><text:span text:style-name="T81">).</text:span></text:p>
        </text:list-item>
      </text:list>
      <text:p text:style-name="P38"><text:span text:style-name="T113"/></text:p>
      <text:p text:style-name="P47"><text:span text:style-name="T46">11</text:span><text:span text:style-name="T33">-</text:span><text:span text:style-name="T35">Vamos</text:span><text:span text:style-name="T37"> a </text:span><text:span text:style-name="T57">POSTMAN</text:span><text:span text:style-name="T37"> </text:span><text:span text:style-name="T35">y probarmos los </text:span><text:span text:style-name="T56">PATCH</text:span><text:span text:style-name="T50"> Campaign</text:span><text:span text:style-name="T35">:</text:span></text:p>
      <text:list xml:id="list2650989331" text:style-name="L3">
        <text:list-item>
          <text:p text:style-name="P41"><text:span text:style-name="T41">Probamos el </text:span><text:span text:style-name="T50">4-PATCH Campaign 3 Activa</text:span><text:span text:style-name="T35"> </text:span><text:span text:style-name="T42">(nos</text:span><text:span text:style-name="T40"> devuelve un 412 indicando que la campaña está activa y no se puede modificar</text:span><text:span text:style-name="T42">).</text:span></text:p>
        </text:list-item>
        <text:list-item>
          <text:p text:style-name="P41"><text:span text:style-name="T41">Probamos el </text:span><text:span text:style-name="T58">5-PATCH Campaign 6 NO Activa </text:span><text:span text:style-name="T60">Email </text:span><text:span text:style-name="T42">(nos</text:span><text:span text:style-name="T40"> devuelve un 200 indicando que el </text:span><text:span text:style-name="T43">email</text:span><text:span text:style-name="T40"> especificado de la campaña se modificó correctamente</text:span><text:span text:style-name="T42">)</text:span><text:span text:style-name="T40">. </text:span></text:p>
        </text:list-item>
        <text:list-item>
          <text:p text:style-name="P41"><text:span text:style-name="T41">Probamos el </text:span><text:span text:style-name="T58">6-PATCH Campaign 30 NO existente </text:span><text:span text:style-name="T42">(nos devuelve un 404 indicando que la campaña con id 30 no existe). </text:span></text:p>
        </text:list-item>
      </text:list>
      <text:p text:style-name="P55"/>
      <text:p text:style-name="P51"/>
      <text:p text:style-name="P40"><text:span text:style-name="T1"/></text:p>
      <text:p text:style-name="P40"><text:span text:style-name="T1">-Opcional: </text:span><text:span text:style-name="T97">Ejecutar el servidor Swagger que contiene documentación de la API, para esto se debe ejecutar </text:span><text:span text:style-name="T103">los s</text:span><text:span text:style-name="T97">i</text:span><text:span text:style-name="T103">gui</text:span><text:span text:style-name="T97">ente</text:span><text:span text:style-name="T103">s</text:span><text:span text:style-name="T97"> comando</text:span><text:span text:style-name="T103">s </text:span><text:span text:style-name="T97">desde </text:span><text:span text:style-name="T31">API-</text:span><text:span text:style-name="T28">TweetMaster/</text:span><text:span text:style-name="T47">API_DOC</text:span><text:span text:style-name="T28">:</text:span></text:p>
      <text:p text:style-name="P40"><text:span text:style-name="T28">→</text:span><text:span text:style-name="T48"> </text:span><text:span text:style-name="T49">pip3 install -r requirements.txt</text:span></text:p>
      <text:p text:style-name="P34">→<text:span text:style-name="T114"> </text:span>python3 -m swagger_server</text:p>
      <text:p text:style-name="P32">Luego poner como URL del browser lo siguiente:</text:p>
      <text:p text:style-name="P34">http://localhost:8080/FedericoCalonge/TweetMaster/1.0.0/ui/ </text:p>
      <text:p text:style-name="P34"/>
      <text:p text:style-name="P54"/>
      <text:p text:style-name="P3"><text:soft-page-break/></text:p>
      <text:p text:style-name="P3"/>
      <text:p text:style-name="P3">-Mejoras/<text:span text:style-name="T121">dificultades</text:span>:</text:p>
      <text:list xml:id="list1894288728" text:style-name="L2">
        <text:list-item>
          <text:p text:style-name="P37">Integrarlo <text:span text:style-name="T116">la API</text:span> con <text:span text:style-name="T104">TRAVIS</text:span>.</text:p>
        </text:list-item>
        <text:list-item>
          <text:p text:style-name="P37">Eliminar redundancia: Los objetos Tweet.py y Campaign.py no deberían existir ya que con SQLAlchemy tendríamos que trabajar con los objetos que creamos en configtables.</text:p>
        </text:list-item>
        <text:list-item>
          <text:p text:style-name="P22"><text:span text:style-name="T115">Que ande el </text:span><text:span text:style-name="T106">Scheduler.</text:span><text:span text:style-name="T107">py</text:span><text:span text:style-name="T115"> mediante </text:span><text:span text:style-name="T106">crontab</text:span><text:span text:style-name="T115">. Ya que nosotros estamos utilizando el script de Python “</text:span><text:span text:style-name="T106">easySchedule.</text:span><text:span text:style-name="T107">py”</text:span><text:span text:style-name="T115">. <text:s/>Sería mejor utilizar crontab ya que es un proceso maestro que ejecutaría el Scheduler.py sin necesidad de tener una ventana abierta por consola ejecutando el script (como en nuestro caso con </text:span><text:span text:style-name="T106">easySchedule.</text:span><text:span text:style-name="T107">py</text:span><text:span text:style-name="T115">.), ya que lo ejecutaría en 2do plano. </text:span></text:p>
        </text:list-item>
        <text:list-item>
          <text:p text:style-name="P52"><text:span text:style-name="T74">No podemos pegarle por</text:span><text:span text:style-name="T75"> POSTMAN al FETCHER</text:span><text:span text:style-name="T73">. </text:span><text:span text:style-name="T72">[Ver en POSTMAN </text:span><text:span text:style-name="T74">1</text:span><text:span text:style-name="T78">8</text:span><text:span text:style-name="T74">-GET Fetcher (sin andar). </text:span><text:span text:style-name="T79">Le mandamos </text:span><text:span text:style-name="T73">una campaña </text:span><text:span text:style-name="T72">en el request body y nos debería devolver</text:span><text:span text:style-name="T73"> los tweets de esa campaña. </text:span><text:span text:style-name="T72">E</text:span><text:span text:style-name="T73">n POSTMAN </text:span><text:span text:style-name="T72">NO hacemos un GET ya que </text:span><text:span text:style-name="T73">no se puede agregar nada en el body del request; </text:span><text:span text:style-name="T72">por esto hacemos un POST. </text:span></text:p>
          <text:p text:style-name="P52"><text:span text:style-name="T85">→ Nos tira un </text:span><text:span text:style-name="T77">500 Server Error</text:span><text:span text:style-name="T85"> y en el servidor de fetcher nos dice que el error es</text:span><text:span text:style-name="T77">"Input string must be text, not bytes"</text:span><text:span text:style-name="T85">.</text:span></text:p>
        </text:list-item>
      </text:list>
      <text:p text:style-name="P53"><text:span text:style-name="T117">-</text:span><text:span text:style-name="T118">Agregar los textos para cada response (por ej. que en 200 en POST Campaign devuelva un “Campaña creada”) y así para cada tipo de status code. </text:span></text:p>
      <text:p text:style-name="P53"><text:span text:style-name="T118">-</text:span><text:span text:style-name="T119">Despues probar con una campaña que tenga a trump por ej. o uno muy twitter y que no explote todo.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01:10:42.831136721</meta:creation-date>
    <dc:date>2018-12-30T20:20:40.131975265</dc:date>
    <meta:editing-duration>PT3H58M46S</meta:editing-duration>
    <meta:editing-cycles>6</meta:editing-cycles>
    <meta:generator>LibreOffice/6.0.7.3$Linux_X86_64 LibreOffice_project/00m0$Build-3</meta:generator>
    <meta:document-statistic meta:table-count="0" meta:image-count="0" meta:object-count="0" meta:page-count="3" meta:paragraph-count="54" meta:word-count="1084" meta:character-count="6650" meta:non-whitespace-character-count="5599"/>
  </office:meta>
</office:document-meta>
</file>